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b3bb" officeooo:paragraph-rsid="000ab3bb" style:font-size-asian="12.25pt" style:font-size-complex="14pt"/>
    </style:style>
    <style:style style:name="P2" style:family="paragraph" style:parent-style-name="Standard">
      <style:text-properties fo:font-size="14pt" officeooo:rsid="000ab3bb" officeooo:paragraph-rsid="000ab3bb" style:font-size-asian="14pt" style:font-size-complex="14pt"/>
    </style:style>
    <style:style style:name="P3" style:family="paragraph" style:parent-style-name="Standard">
      <style:text-properties fo:font-size="14pt" officeooo:rsid="000ab3bb" officeooo:paragraph-rsid="000c9c19" style:font-size-asian="14pt" style:font-size-complex="14pt"/>
    </style:style>
    <style:style style:name="P4" style:family="paragraph" style:parent-style-name="Standard">
      <style:text-properties officeooo:rsid="000c9c19" officeooo:paragraph-rsid="000c9c19"/>
    </style:style>
    <style:style style:name="P5" style:family="paragraph" style:parent-style-name="Standard">
      <style:text-properties officeooo:rsid="000c9c19" officeooo:paragraph-rsid="000d1095"/>
    </style:style>
    <style:style style:name="P6" style:family="paragraph" style:parent-style-name="Standard">
      <style:text-properties fo:font-weight="bold" officeooo:rsid="000c9c19" officeooo:paragraph-rsid="000d1095" style:font-weight-asian="bold" style:font-weight-complex="bold"/>
    </style:style>
    <style:style style:name="P7" style:family="paragraph" style:parent-style-name="Standard">
      <style:text-properties fo:font-weight="bold" officeooo:rsid="000d1095" officeooo:paragraph-rsid="000d1095" style:font-weight-asian="bold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c9c19" officeooo:paragraph-rsid="000c9c19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c9c19" officeooo:paragraph-rsid="000d1095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d1095" officeooo:paragraph-rsid="000d1095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officeooo:rsid="000ab3bb" officeooo:paragraph-rsid="000ab3bb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ab3bb" officeooo:paragraph-rsid="000ab3bb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paragraph-rsid="000c9c1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c9c19" officeooo:paragraph-rsid="000c9c19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d1095" officeooo:paragraph-rsid="000d1095" style:font-size-asian="14pt" style:font-weight-asian="bold" style:font-size-complex="14pt" style:font-weight-complex="bold"/>
    </style:style>
    <style:style style:name="P17" style:family="paragraph" style:parent-style-name="Standard">
      <style:text-properties fo:font-weight="bold" officeooo:paragraph-rsid="000ab3b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9c19" style:font-weight-asian="bold" style:font-weight-complex="bold"/>
    </style:style>
    <style:style style:name="T3" style:family="text">
      <style:text-properties fo:font-size="26pt" fo:font-weight="bold" officeooo:rsid="000ab3bb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0d3a12" style:font-size-asian="26pt" style:font-weight-asian="bold" style:font-size-complex="26pt" style:font-weight-complex="bold"/>
    </style:style>
    <style:style style:name="T5" style:family="text">
      <style:text-properties fo:font-size="14pt" fo:font-weight="bold" officeooo:rsid="000d188b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d188b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d1095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d188b" style:font-size-asian="14pt" style:font-weight-asian="normal" style:font-size-complex="14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9c19" style:font-weight-asian="normal" style:font-weight-complex="normal"/>
    </style:style>
    <style:style style:name="T13" style:family="text">
      <style:text-properties fo:font-weight="normal" style:font-size-asian="12.25pt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3">Ceng 435 – WireShark Ass</text:span><text:span text:style-name="T4">ig</text:span><text:span text:style-name="T3">ment 1</text:span></text:p>
      <text:p text:style-name="P8"/>
      <text:p text:style-name="Standard"><text:span text:style-name="T8"><text:tab/><text:tab/><text:tab/></text:span><text:span text:style-name="T5">Muhammed Yusuf Temizer - e2099356</text:span></text:p>
      <text:p text:style-name="P12"/>
      <text:p text:style-name="P12">Answer 1: <text:s/></text:p>
      <text:p text:style-name="P12"/>
      <text:p text:style-name="P1"><text:span text:style-name="T1"><text:tab/>Ip Address: </text:span><text:span text:style-name="T11">144.122.145.146</text:span></text:p>
      <text:p text:style-name="P1"><text:span text:style-name="T1"><text:tab/>Mac Address: </text:span><text:span text:style-name="T11">(00:00:c0:f0:4e:f9)</text:span></text:p>
      <text:p text:style-name="P17"/>
      <text:p text:style-name="P13">Answer 2:</text:p>
      <text:p text:style-name="P13"/>
      <text:p text:style-name="P2"><text:span text:style-name="T1"><text:tab/>Number: </text:span><text:span text:style-name="T11">6</text:span><text:span text:style-name="T12">8</text:span></text:p>
      <text:p text:style-name="P2"><text:span text:style-name="T11"><text:tab/></text:span><text:span text:style-name="T1">Time: </text:span><text:span text:style-name="T12">6.441243</text:span></text:p>
      <text:p text:style-name="P3"><text:span text:style-name="T12"><text:tab/></text:span><text:span text:style-name="T2">Destination Address: </text:span><text:span text:style-name="T13">144.122.145.146</text:span></text:p>
      <text:p text:style-name="P14"/>
      <text:p text:style-name="P15">Answer 3: </text:p>
      <text:p text:style-name="P15"/>
      <text:p text:style-name="P9"><text:tab/>1 → NO: 68 <text:s text:c="2"/>Time: 6.441243</text:p>
      <text:p text:style-name="P9"><text:tab/>2 → NO: 103 <text:s text:c="2"/>Time: 6.726590 </text:p>
      <text:p text:style-name="P4"><text:span text:style-name="T8"><text:tab/>3 → NO: 116 <text:s text:c="2"/>Time: 6.</text:span><text:span text:style-name="T9">7</text:span><text:span text:style-name="T8">28744</text:span></text:p>
      <text:p text:style-name="P9"><text:tab/>4 → NO: 119 <text:s text:c="2"/>Time: 6.730126</text:p>
      <text:p text:style-name="P9"><text:tab/>5 → NO: 131 <text:s text:c="2"/>Time: 6.730518</text:p>
      <text:p text:style-name="P9"/>
      <text:p text:style-name="P15">Answer 4:</text:p>
      <text:p text:style-name="P15"/>
      <text:p text:style-name="P6"><text:span text:style-name="T6"><text:tab/></text:span><text:span text:style-name="T8">1 → NO: </text:span><text:span text:style-name="T9">96</text:span><text:span text:style-name="T8"> <text:s text:c="2"/>Time: 6.</text:span><text:span text:style-name="T9">715215</text:span></text:p>
      <text:p text:style-name="P5"><text:span text:style-name="T8"><text:tab/>2 → NO: </text:span><text:span text:style-name="T9">126</text:span><text:span text:style-name="T8"> <text:s/>Time: </text:span><text:span text:style-name="T9">6.730498</text:span><text:span text:style-name="T8"> </text:span></text:p>
      <text:p text:style-name="P5"><text:span text:style-name="T8"><text:tab/>3 → NO: 1</text:span><text:span text:style-name="T9">58</text:span><text:span text:style-name="T8"> <text:s text:c="2"/>Time: 6.</text:span><text:span text:style-name="T9">735248</text:span></text:p>
      <text:p text:style-name="P5"><text:span text:style-name="T8"><text:tab/>4 → NO: </text:span><text:span text:style-name="T9">150</text:span><text:span text:style-name="T8"> <text:s text:c="2"/>Time: 6.73</text:span><text:span text:style-name="T9">4147</text:span></text:p>
      <text:p text:style-name="P5"><text:span text:style-name="T8"><text:tab/>5 → NO: 1</text:span><text:span text:style-name="T9">6</text:span><text:span text:style-name="T8">1 <text:s text:c="2"/>Time: 6.</text:span><text:span text:style-name="T9">735258</text:span></text:p>
      <text:p text:style-name="P10"/>
      <text:p text:style-name="P16">Answer 5: </text:p>
      <text:p text:style-name="P16"/>
      <text:p text:style-name="P7"><text:span text:style-name="T8"><text:tab/>In the <text:s/>HTTP request packet, inside of the Transmission Control Protocol, There is a field named </text:span><text:span text:style-name="T6">Next Sequence Number</text:span><text:span text:style-name="T8">. This number indicates that in the HTTP response, inside of the Transmission Control Protocol, A</text:span><text:span text:style-name="T6">cknowledgment Number</text:span><text:span text:style-name="T8"> must be same as </text:span><text:span text:style-name="T6">Next Sequence Number</text:span><text:span text:style-name="T8">. So that request packet knows the exact response packet by looking these numbers.</text:span></text:p>
      <text:p text:style-name="P11"/>
      <text:p text:style-name="P16">Answer 6: </text:p>
      <text:p text:style-name="P16"/>
      <text:p text:style-name="P7"><text:span text:style-name="T6"><text:tab/></text:span><text:span text:style-name="T10">In the HTTP request packet, we send the connection type as </text:span><text:span text:style-name="T7">Keep Alive</text:span><text:span text:style-name="T10">. But in the HTTP response packet, server send connection type as </text:span><text:span text:style-name="T7">Close</text:span><text:span text:style-name="T10">. Therefore web browser use Non-Persistent connection since server want to close conn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8:10:32.422639199</meta:creation-date>
    <dc:date>2019-01-21T17:46:55.990907876</dc:date>
    <meta:editing-duration>PT8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87" meta:character-count="1128" meta:non-whitespace-character-count="917"/>
  </office:meta>
</office:document-meta>
</file>